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e85f"/>
    </style:style>
    <style:style style:name="P2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S PREMIÈRES FORMES</text:h>
      <text:p text:style-name="P1">Lors des Épreuves de Résonance,</text:p>
      <text:p text:style-name="P1">les manifestations cessèrent d’être seulement des ombres.</text:p>
      <text:p text:style-name="Text_20_body">Elles gagnèrent du relief.</text:p>
      <text:p text:style-name="P1">Petites.</text:p>
      <text:p text:style-name="P1">Agiles.</text:p>
      <text:p text:style-name="P1">Instables.</text:p>
      <text:p text:style-name="Text_20_body">Les témoins les décrivirent comme des créatures de la taille d’un enfant.</text:p>
      <text:p text:style-name="P1">Leur silhouette rappelait vaguement celle de dragons miniatures…</text:p>
      <text:p text:style-name="P1">ou de diablotins ailés.</text:p>
      <text:p text:style-name="Text_20_body">Mais quelque chose clochait.</text:p>
      <text:p text:style-name="P1">Leurs ailes semblaient trop fines pour porter un corps.</text:p>
      <text:p text:style-name="P1">Leurs membres étaient légèrement décalés,</text:p>
      <text:p text:style-name="P1">comme si l’image n’était pas parfaitement alignée avec la réalité.</text:p>
      <text:p text:style-name="P1">Leur peau n’avait pas de texture stable.</text:p>
      <text:p text:style-name="P1">Elle oscillait entre matière et ombre.</text:p>
      <text:p text:style-name="P1">Elles ne rugissaient pas.</text:p>
      <text:p text:style-name="Text_20_body">Elles chuchotaient.</text:p>
      <text:p text:style-name="P1">Pas dans une langue.</text:p>
      <text:p text:style-name="P1">Dans une vibration.</text:p>
      <text:p text:style-name="Horizontal_20_Line"/>
      <text:h text:style-name="Heading_20_1" text:outline-level="1"/>
      <text:h text:style-name="P2" text:outline-level="1">COMPORTEMENT</text:h>
      <text:p text:style-name="Text_20_body">Elles ne cherchaient pas à tuer.</text:p>
      <text:p text:style-name="P1">Elles tournaient autour des Fragments.</text:p>
      <text:p text:style-name="P1">Elles les frôlaient.</text:p>
      <text:p text:style-name="P1">Elles tentaient de s’en approcher.</text:p>
      <text:p text:style-name="P1">Si on les attaquait,</text:p>
      <text:p text:style-name="P1">elles se dispersaient en volutes sombres…</text:p>
      <text:p text:style-name="P1">avant de se reformer ailleurs.</text:p>
      <text:p text:style-name="Text_20_body">Le plus inquiétant :</text:p>
      <text:p text:style-name="P1">Lorsqu’une de ces créatures s’approchait d’un observateur,</text:p>
      <text:p text:style-name="P1">l’ombre de ce dernier se déformait.</text:p>
      <text:p text:style-name="Text_20_body">Pas longtemps.</text:p>
      <text:p text:style-name="Text_20_body">Juste assez pour suggérer qu’elle n’était pas seule.</text:p>
      <text:p text:style-name="Horizontal_20_Line"/>
      <text:h text:style-name="Heading_20_1" text:outline-level="1">L’ERREUR</text:h>
      <text:p text:style-name="Text_20_body">Un novice tenta de capturer l’une d’elles à l’aide d’un cercle runique.</text:p>
      <text:p text:style-name="Text_20_body">La créature fut enfermée quelques instants.</text:p>
      <text:p text:style-name="Text_20_body">Puis elle se stabilisa.</text:p>
      <text:p text:style-name="P1">Et pendant une seconde,</text:p>
      <text:p text:style-name="P1">elle ressembla parfaitement</text:p>
      <text:p text:style-name="P1">à une des figures gravées sur le Monument des Échos.</text:p>
      <text:p text:style-name="Text_20_body">Puis elle se dissip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22:48:02.947694300</meta:creation-date>
    <dc:date>2026-02-26T22:49:27.731466300</dc:date>
    <meta:editing-duration>PT1M9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2" meta:paragraph-count="41" meta:word-count="206" meta:character-count="1344" meta:non-whitespace-character-count="1179"/>
  </office:meta>
</office:document-meta>
</file>